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32.8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LearningState</text:p>
          </table:table-cell>
          <table:table-cell office:value-type="string" calcext:value-type="string">
            <text:p>CogStage</text:p>
          </table:table-cell>
          <table:table-cell office:value-type="string" calcext:value-type="string">
            <text:p>meanLateBrain</text:p>
          </table:table-cell>
          <table:table-cell office:value-type="string" calcext:value-type="string">
            <text:p>sdLateBrain</text:p>
          </table:table-cell>
          <table:table-cell office:value-type="string" calcext:value-type="string">
            <text:p>meanLateACT</text:p>
          </table:table-cell>
          <table:table-cell office:value-type="string" calcext:value-type="string">
            <text:p>SE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0797642498947" calcext:value-type="float">
            <text:p>3.0797642499</text:p>
          </table:table-cell>
          <table:table-cell office:value-type="float" office:value="0.304825482333887" calcext:value-type="float">
            <text:p>0.3048254823</text:p>
          </table:table-cell>
          <table:table-cell office:value-type="float" office:value="3.3" calcext:value-type="float">
            <text:p>3.3</text:p>
          </table:table-cell>
          <table:table-cell table:formula="of:=([.D2]-[.F2])^2" office:value-type="float" office:value="0.0485037856244441" calcext:value-type="float">
            <text:p>0.048503785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41747109018993" calcext:value-type="float">
            <text:p>3.4174710902</text:p>
          </table:table-cell>
          <table:table-cell office:value-type="float" office:value="0.358027041765201" calcext:value-type="float">
            <text:p>0.3580270418</text:p>
          </table:table-cell>
          <table:table-cell office:value-type="float" office:value="3.3" calcext:value-type="float">
            <text:p>3.3</text:p>
          </table:table-cell>
          <table:table-cell table:formula="of:=([.D3]-[.F3])^2" office:value-type="float" office:value="0.0137994570304107" calcext:value-type="float">
            <text:p>0.01379945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7276670381467" calcext:value-type="float">
            <text:p>3.2727667038</text:p>
          </table:table-cell>
          <table:table-cell office:value-type="float" office:value="0.3118402309948" calcext:value-type="float">
            <text:p>0.311840231</text:p>
          </table:table-cell>
          <table:table-cell office:value-type="float" office:value="3.3" calcext:value-type="float">
            <text:p>3.3</text:p>
          </table:table-cell>
          <table:table-cell table:formula="of:=([.D4]-[.F4])^2" office:value-type="float" office:value="0.000741652421117903" calcext:value-type="float">
            <text:p>0.000741652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1439129477383" calcext:value-type="float">
            <text:p>1.2143912948</text:p>
          </table:table-cell>
          <table:table-cell office:value-type="float" office:value="0.360671175339465" calcext:value-type="float">
            <text:p>0.3606711753</text:p>
          </table:table-cell>
          <table:table-cell office:value-type="float" office:value="3.325" calcext:value-type="float">
            <text:p>3.325</text:p>
          </table:table-cell>
          <table:table-cell table:formula="of:=([.D5]-[.F5])^2" office:value-type="float" office:value="4.45466910657649" calcext:value-type="float">
            <text:p>4.454669106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3863364012346" calcext:value-type="float">
            <text:p>3.6386336401</text:p>
          </table:table-cell>
          <table:table-cell office:value-type="float" office:value="0.853136786547213" calcext:value-type="float">
            <text:p>0.8531367865</text:p>
          </table:table-cell>
          <table:table-cell office:value-type="float" office:value="5.36571428571429" calcext:value-type="float">
            <text:p>5.3657142857</text:p>
          </table:table-cell>
          <table:table-cell table:formula="of:=([.D6]-[.F6])^2" office:value-type="float" office:value="2.98280755637444" calcext:value-type="float">
            <text:p>2.982807556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8729894954183" calcext:value-type="float">
            <text:p>6.1872989495</text:p>
          </table:table-cell>
          <table:table-cell office:value-type="float" office:value="0.614857110436995" calcext:value-type="float">
            <text:p>0.6148571104</text:p>
          </table:table-cell>
          <table:table-cell office:value-type="float" office:value="7.475" calcext:value-type="float">
            <text:p>7.475</text:p>
          </table:table-cell>
          <table:table-cell table:formula="of:=([.D7]-[.F7])^2" office:value-type="float" office:value="1.65817399535107" calcext:value-type="float">
            <text:p>1.658173995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4175664346458" calcext:value-type="float">
            <text:p>2.7417566435</text:p>
          </table:table-cell>
          <table:table-cell office:value-type="float" office:value="0.444174541617887" calcext:value-type="float">
            <text:p>0.4441745416</text:p>
          </table:table-cell>
          <table:table-cell office:value-type="float" office:value="2.83875" calcext:value-type="float">
            <text:p>2.83875</text:p>
          </table:table-cell>
          <table:table-cell table:formula="of:=([.D8]-[.F8])^2" office:value-type="float" office:value="0.00940771121200714" calcext:value-type="float">
            <text:p>0.0094077112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72455803940943" calcext:value-type="float">
            <text:p>2.7245580394</text:p>
          </table:table-cell>
          <table:table-cell office:value-type="float" office:value="0.392265878871146" calcext:value-type="float">
            <text:p>0.3922658789</text:p>
          </table:table-cell>
          <table:table-cell office:value-type="float" office:value="2.94428571428571" calcext:value-type="float">
            <text:p>2.9442857143</text:p>
          </table:table-cell>
          <table:table-cell table:formula="of:=([.D9]-[.F9])^2" office:value-type="float" office:value="0.0482802511065362" calcext:value-type="float">
            <text:p>0.04828025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8668538361632" calcext:value-type="float">
            <text:p>2.5866853836</text:p>
          </table:table-cell>
          <table:table-cell office:value-type="float" office:value="0.176501461114284" calcext:value-type="float">
            <text:p>0.1765014611</text:p>
          </table:table-cell>
          <table:table-cell office:value-type="float" office:value="2.91" calcext:value-type="float">
            <text:p>2.91</text:p>
          </table:table-cell>
          <table:table-cell table:formula="of:=([.D10]-[.F10])^2" office:value-type="float" office:value="0.104532341167326" calcext:value-type="float">
            <text:p>0.104532341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6662122373283" calcext:value-type="float">
            <text:p>2.2666212237</text:p>
          </table:table-cell>
          <table:table-cell office:value-type="float" office:value="0.321372221955684" calcext:value-type="float">
            <text:p>0.321372222</text:p>
          </table:table-cell>
          <table:table-cell office:value-type="float" office:value="2.47" calcext:value-type="float">
            <text:p>2.47</text:p>
          </table:table-cell>
          <table:table-cell table:formula="of:=([.D11]-[.F11])^2" office:value-type="float" office:value="0.0413629266359317" calcext:value-type="float">
            <text:p>0.0413629266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5794222263096" calcext:value-type="float">
            <text:p>2.5579422226</text:p>
          </table:table-cell>
          <table:table-cell office:value-type="float" office:value="0.367054632758945" calcext:value-type="float">
            <text:p>0.3670546328</text:p>
          </table:table-cell>
          <table:table-cell office:value-type="float" office:value="2.47" calcext:value-type="float">
            <text:p>2.47</text:p>
          </table:table-cell>
          <table:table-cell table:formula="of:=([.D12]-[.F12])^2" office:value-type="float" office:value="0.00773383452127331" calcext:value-type="float">
            <text:p>0.00773383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0291536061544" calcext:value-type="float">
            <text:p>2.5029153606</text:p>
          </table:table-cell>
          <table:table-cell office:value-type="float" office:value="0.562206716261764" calcext:value-type="float">
            <text:p>0.5622067163</text:p>
          </table:table-cell>
          <table:table-cell office:value-type="float" office:value="2.47" calcext:value-type="float">
            <text:p>2.47</text:p>
          </table:table-cell>
          <table:table-cell table:formula="of:=([.D13]-[.F13])^2" office:value-type="float" office:value="0.00108342096444444" calcext:value-type="float">
            <text:p>0.00108342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93282673161665" calcext:value-type="float">
            <text:p>0.0393282673</text:p>
          </table:table-cell>
          <table:table-cell office:value-type="float" office:value="0.0513864899250276" calcext:value-type="float">
            <text:p>0.0513864899</text:p>
          </table:table-cell>
          <table:table-cell office:value-type="float" office:value="0" calcext:value-type="float">
            <text:p>0</text:p>
          </table:table-cell>
          <table:table-cell table:formula="of:=([.D14]-[.F14])^2" office:value-type="float" office:value="0.00154671261009185" calcext:value-type="float">
            <text:p>0.0015467126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.0572279421746246" calcext:value-type="float">
            <text:p>0.0572279422</text:p>
          </table:table-cell>
          <table:table-cell office:value-type="float" office:value="0.053655457800129" calcext:value-type="float">
            <text:p>0.0536554578</text:p>
          </table:table-cell>
          <table:table-cell office:value-type="float" office:value="0" calcext:value-type="float">
            <text:p>0</text:p>
          </table:table-cell>
          <table:table-cell table:formula="of:=([.D15]-[.F15])^2" office:value-type="float" office:value="0.00327503736554218" calcext:value-type="float">
            <text:p>0.003275037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00345240286775" calcext:value-type="float">
            <text:p>0.1003452403</text:p>
          </table:table-cell>
          <table:table-cell office:value-type="float" office:value="0.109108762746457" calcext:value-type="float">
            <text:p>0.1091087627</text:p>
          </table:table-cell>
          <table:table-cell office:value-type="float" office:value="0" calcext:value-type="float">
            <text:p>0</text:p>
          </table:table-cell>
          <table:table-cell table:formula="of:=([.D16]-[.F16])^2" office:value-type="float" office:value="0.0100691672482106" calcext:value-type="float">
            <text:p>0.010069167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7913628066846" calcext:value-type="float">
            <text:p>2.1791362807</text:p>
          </table:table-cell>
          <table:table-cell office:value-type="float" office:value="0.691433060067407" calcext:value-type="float">
            <text:p>0.6914330601</text:p>
          </table:table-cell>
          <table:table-cell office:value-type="float" office:value="2.79125" calcext:value-type="float">
            <text:p>2.79125</text:p>
          </table:table-cell>
          <table:table-cell table:formula="of:=([.D17]-[.F17])^2" office:value-type="float" office:value="0.374683205393891" calcext:value-type="float">
            <text:p>0.374683205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4439735956446" calcext:value-type="float">
            <text:p>2.4443973596</text:p>
          </table:table-cell>
          <table:table-cell office:value-type="float" office:value="0.298568658991272" calcext:value-type="float">
            <text:p>0.298568659</text:p>
          </table:table-cell>
          <table:table-cell office:value-type="float" office:value="2.89571428571429" calcext:value-type="float">
            <text:p>2.8957142857</text:p>
          </table:table-cell>
          <table:table-cell table:formula="of:=([.D18]-[.F18])^2" office:value-type="float" office:value="0.203686967829331" calcext:value-type="float">
            <text:p>0.203686967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2417023349651" calcext:value-type="float">
            <text:p>2.3241702335</text:p>
          </table:table-cell>
          <table:table-cell office:value-type="float" office:value="0.229329354269061" calcext:value-type="float">
            <text:p>0.2293293543</text:p>
          </table:table-cell>
          <table:table-cell office:value-type="float" office:value="2.86" calcext:value-type="float">
            <text:p>2.86</text:p>
          </table:table-cell>
          <table:table-cell table:formula="of:=([.D19]-[.F19])^2" office:value-type="float" office:value="0.287113538671184" calcext:value-type="float">
            <text:p>0.287113538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76926826579287" calcext:value-type="float">
            <text:p>0.5769268266</text:p>
          </table:table-cell>
          <table:table-cell office:value-type="float" office:value="0.421467907940065" calcext:value-type="float">
            <text:p>0.4214679079</text:p>
          </table:table-cell>
          <table:table-cell office:value-type="float" office:value="0.18" calcext:value-type="float">
            <text:p>0.18</text:p>
          </table:table-cell>
          <table:table-cell table:formula="of:=([.D20]-[.F20])^2" office:value-type="float" office:value="0.157550905658303" calcext:value-type="float">
            <text:p>0.15755090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9769423893816" calcext:value-type="float">
            <text:p>0.5097694239</text:p>
          </table:table-cell>
          <table:table-cell office:value-type="float" office:value="0.201090189437526" calcext:value-type="float">
            <text:p>0.2010901894</text:p>
          </table:table-cell>
          <table:table-cell office:value-type="float" office:value="0.18" calcext:value-type="float">
            <text:p>0.18</text:p>
          </table:table-cell>
          <table:table-cell table:formula="of:=([.D21]-[.F21])^2" office:value-type="float" office:value="0.108747872935259" calcext:value-type="float">
            <text:p>0.108747872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0933245232202" calcext:value-type="float">
            <text:p>0.5309332452</text:p>
          </table:table-cell>
          <table:table-cell office:value-type="float" office:value="0.246281695856061" calcext:value-type="float">
            <text:p>0.2462816959</text:p>
          </table:table-cell>
          <table:table-cell office:value-type="float" office:value="0.18" calcext:value-type="float">
            <text:p>0.18</text:p>
          </table:table-cell>
          <table:table-cell table:formula="of:=([.D22]-[.F22])^2" office:value-type="float" office:value="0.123154142609205" calcext:value-type="float">
            <text:p>0.123154142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18644206375898" calcext:value-type="float">
            <text:p>0.0218644206</text:p>
          </table:table-cell>
          <table:table-cell office:value-type="float" office:value="0.0394008857357585" calcext:value-type="float">
            <text:p>0.0394008857</text:p>
          </table:table-cell>
          <table:table-cell office:value-type="float" office:value="0" calcext:value-type="float">
            <text:p>0</text:p>
          </table:table-cell>
          <table:table-cell table:formula="of:=([.D23]-[.F23])^2" office:value-type="float" office:value="0.000478052889817463" calcext:value-type="float">
            <text:p>0.00047805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8717676624672" calcext:value-type="float">
            <text:p>0.0387176766</text:p>
          </table:table-cell>
          <table:table-cell office:value-type="float" office:value="0.0551258810188626" calcext:value-type="float">
            <text:p>0.055125881</text:p>
          </table:table-cell>
          <table:table-cell office:value-type="float" office:value="0" calcext:value-type="float">
            <text:p>0</text:p>
          </table:table-cell>
          <table:table-cell table:formula="of:=([.D24]-[.F24])^2" office:value-type="float" office:value="0.00149905848321267" calcext:value-type="float">
            <text:p>0.001499058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13563718059507" calcext:value-type="float">
            <text:p>0.0313563718</text:p>
          </table:table-cell>
          <table:table-cell office:value-type="float" office:value="0.0232321932556025" calcext:value-type="float">
            <text:p>0.0232321933</text:p>
          </table:table-cell>
          <table:table-cell office:value-type="float" office:value="0" calcext:value-type="float">
            <text:p>0</text:p>
          </table:table-cell>
          <table:table-cell table:formula="of:=([.D25]-[.F25])^2" office:value-type="float" office:value="0.00098322205283302" calcext:value-type="float">
            <text:p>0.000983222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15572485352515" calcext:value-type="float">
            <text:p>2.1557248535</text:p>
          </table:table-cell>
          <table:table-cell office:value-type="float" office:value="0.288231471393689" calcext:value-type="float">
            <text:p>0.2882314714</text:p>
          </table:table-cell>
          <table:table-cell office:value-type="float" office:value="2.35125" calcext:value-type="float">
            <text:p>2.35125</text:p>
          </table:table-cell>
          <table:table-cell table:formula="of:=([.D26]-[.F26])^2" office:value-type="float" office:value="0.0382300829040115" calcext:value-type="float">
            <text:p>0.038230082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30936751274668" calcext:value-type="float">
            <text:p>2.3093675127</text:p>
          </table:table-cell>
          <table:table-cell office:value-type="float" office:value="0.161490033598321" calcext:value-type="float">
            <text:p>0.1614900336</text:p>
          </table:table-cell>
          <table:table-cell office:value-type="float" office:value="2.42571428571429" calcext:value-type="float">
            <text:p>2.4257142857</text:p>
          </table:table-cell>
          <table:table-cell table:formula="of:=([.D27]-[.F27])^2" office:value-type="float" office:value="0.0135365715799766" calcext:value-type="float">
            <text:p>0.0135365716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.14674922395738" calcext:value-type="float">
            <text:p>2.146749224</text:p>
          </table:table-cell>
          <table:table-cell office:value-type="float" office:value="0.153517228627859" calcext:value-type="float">
            <text:p>0.1535172286</text:p>
          </table:table-cell>
          <table:table-cell office:value-type="float" office:value="2.39" calcext:value-type="float">
            <text:p>2.39</text:p>
          </table:table-cell>
          <table:table-cell table:formula="of:=([.D28]-[.F28])^2" office:value-type="float" office:value="0.0591709400453369" calcext:value-type="float">
            <text:p>0.0591709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2:.G28])" office:value-type="float" office:value="10.7548215172617" calcext:value-type="float">
            <text:p>10.7548215173</text:p>
          </table:table-cell>
          <table:table-cell table:formula="of:=[.G29]/(3*3*3)" office:value-type="float" office:value="0.398326722861544" calcext:value-type="float">
            <text:p>0.3983267229</text:p>
          </table:table-cell>
          <table:table-cell table:formula="of:=SQRT([.H29])" office:value-type="float" office:value="0.631131303978455" calcext:value-type="float">
            <text:p>0.631131304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tlin Tenison</meta:initial-creator>
    <meta:creation-date>2015-09-15T18:37:55</meta:creation-date>
    <dc:date>2017-07-21T16:02:12.716758297</dc:date>
    <meta:generator>LibreOffice/5.1.6.2$Linux_X86_64 LibreOffice_project/10m0$Build-2</meta:generator>
    <meta:editing-duration>PT6M44S</meta:editing-duration>
    <meta:editing-cycles>1</meta:editing-cycles>
    <meta:document-statistic meta:table-count="1" meta:cell-count="2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